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GNRS Evaluation (Current)</text:p>
          </draw:text-box>
        </draw:frame>
        <draw:frame presentation:style-name="pr2" draw:layer="layout" svg:width="12.023cm" svg:height="12.179cm" svg:x="1.4cm" svg:y="4.914cm" presentation:class="outline">
          <draw:text-box>
            <text:list text:style-name="L2">
              <text:list-item>
                <text:p>ORBIT + OMF</text:p>
              </text:list-item>
              <text:list-item>
                <text:p>Install, configure, and run servers and clients on ORBIT nodes</text:p>
              </text:list-item>
              <text:list-item>
                <text:p>Generated automatically from network topology files</text:p>
              </text:list-item>
            </text:list>
          </draw:text-box>
        </draw:frame>
        <draw:frame presentation:style-name="pr2" draw:layer="layout" svg:width="12.023cm" svg:height="12.179cm" svg:x="14.025cm" svg:y="4.914cm" presentation:class="outline">
          <draw:text-box>
            <text:list text:style-name="L2">
              <text:list-item>
                <text:p>Clients send insert/lookup messages from trace files</text:p>
              </text:list-item>
              <text:list-item>
                <text:p>Statistics collected at the e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GNRS Evaluation (Future)</text:p>
          </draw:text-box>
        </draw:frame>
        <draw:frame presentation:style-name="pr2" draw:layer="layout" svg:width="12.023cm" svg:height="12.179cm" svg:x="1.4cm" svg:y="4.914cm" presentation:class="outline">
          <draw:text-box>
            <text:list text:style-name="L2">
              <text:list-item>
                <text:p>Multiple servers or clients per ORBIT node</text:p>
              </text:list-item>
              <text:list-item>
                <text:p>Clients will use a loosely-synchronized “global” trace file</text:p>
              </text:list-item>
              <text:list-item>
                <text:p>Automate experiments for a series of topologies</text:p>
              </text:list-item>
            </text:list>
          </draw:text-box>
        </draw:frame>
        <draw:frame presentation:style-name="pr2" draw:layer="layout" svg:width="12.023cm" svg:height="12.179cm" svg:x="14.025cm" svg:y="4.914cm" presentation:class="outline">
          <draw:text-box>
            <text:list text:style-name="L2">
              <text:list-item>
                <text:p>Automatic statistics aggregation and collation</text:p>
              </text:list-item>
              <text:list-item>
                <text:p>More detailed statistics generated by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Moore</meta:initial-creator>
    <meta:creation-date>2013-03-08T18:54:42</meta:creation-date>
    <meta:editing-duration>P0D</meta:editing-duration>
    <meta:editing-cycles>2</meta:editing-cycles>
    <dc:date>2013-03-08T19:02:02</dc:date>
    <dc:creator>Robert Moore</dc:creator>
    <meta:document-statistic meta:object-count="31"/>
    <meta:generator>LibreOffice/3.6$Linux_X86_64 LibreOffice_project/360m1$Build-2</meta:generator>
  </office:meta>
</office:document-meta>
</file>